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 style:master-page-name="">
      <loext:graphic-properties draw:fill="none" draw:fill-hatch-name="hatch"/>
      <style:paragraph-properties fo:margin-left="0in" fo:margin-right="0in" fo:margin-top="0.1201in" fo:margin-bottom="0in" style:contextual-spacing="false" fo:line-height="100%" fo:text-align="start" style:justify-single-word="false" fo:text-indent="0in" style:auto-text-indent="false" style:page-number="auto" fo:background-color="transparent" style:writing-mode="lr-tb"/>
      <style:text-properties style:font-name="Awami Nastaliq" fo:font-size="13pt" officeooo:rsid="00c7e2d7" officeooo:paragraph-rsid="00c7e2d7" fo:background-color="transparent" style:font-size-asian="13pt" style:font-name-complex="Awami Nastaliq OT" style:font-size-complex="13pt"/>
    </style:style>
    <style:style style:name="P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officeooo:paragraph-rsid="008e0ac1" style:font-name-complex="Awami Nastaliq OT"/>
    </style:style>
    <style:style style:name="P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paragraph-rsid="00db8912" style:font-size-asian="18pt" style:font-name-complex="Awami Nastaliq OT" style:font-size-complex="18pt"/>
    </style:style>
    <style:style style:name="P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3pt" fo:font-weight="normal" officeooo:rsid="00ca5c58" officeooo:paragraph-rsid="00d65636" fo:background-color="transparent" style:font-name-asian="Scheherazade" style:font-size-asian="13pt" style:font-weight-asian="normal" style:font-name-complex="Awami Nastaliq OT" style:font-size-complex="13pt" style:language-complex="ur" style:country-complex="PK" style:font-weight-complex="normal"/>
    </style:style>
    <style:style style:name="P5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rsid="009de5f3" officeooo:paragraph-rsid="00933a25" fo:background-color="transparent" style:font-size-asian="18pt" style:font-name-complex="Awami Nastaliq OT" style:font-size-complex="18pt"/>
    </style:style>
    <style:style style:name="P6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rsid="0019a688" officeooo:paragraph-rsid="00c6036d" fo:background-color="transparent" style:font-size-asian="18pt" style:font-name-complex="Awami Nastaliq OT" style:font-size-complex="18pt"/>
    </style:style>
    <style:style style:name="P7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rsid="0019a688" officeooo:paragraph-rsid="009de5f3" fo:background-color="transparent" style:font-size-asian="18pt" style:font-name-complex="Awami Nastaliq OT" style:font-size-complex="18pt"/>
    </style:style>
    <style:style style:name="P8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158466" loext:opacity="100%" style:font-name="Awami Nastaliq" fo:font-size="18pt" officeooo:rsid="00777f0c" officeooo:paragraph-rsid="00bd0ce9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 OT" fo:font-size="18pt" officeooo:rsid="00917c42" officeooo:paragraph-rsid="009ecf66" fo:background-color="transparent" style:font-size-asian="18pt" style:font-name-complex="Awami Nastaliq OT" style:font-size-complex="18pt" style:language-complex="ur" style:country-complex="PK"/>
    </style:style>
    <style:style style:name="P10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 OT" fo:font-size="18pt" fo:font-weight="normal" officeooo:rsid="00c4900f" officeooo:paragraph-rsid="00c4900f" fo:background-color="transparent" style:font-size-asian="18pt" style:font-weight-asian="normal" style:font-name-complex="Awami Nastaliq OT" style:font-size-complex="18pt" style:language-complex="ur" style:country-complex="PK" style:font-weight-complex="normal"/>
    </style:style>
    <style:style style:name="P1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5a7dfa" officeooo:paragraph-rsid="00a05a13" fo:background-color="transparent" style:font-size-asian="18pt" style:font-name-complex="Awami Nastaliq OT" style:font-size-complex="18pt" style:language-complex="ur" style:country-complex="PK"/>
    </style:style>
    <style:style style:name="P1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0a5976" officeooo:paragraph-rsid="00a05a13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777f0c" officeooo:paragraph-rsid="00b26198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89b08" officeooo:paragraph-rsid="00c79ddc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158466" loext:opacity="100%" style:font-name="Arial" fo:font-size="18pt" officeooo:rsid="00acf3ed" officeooo:paragraph-rsid="00acf3ed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189b08" officeooo:paragraph-rsid="00aa91da" fo:background-color="transparent" style:font-size-asian="18pt" style:font-name-complex="Awami Nastaliq OT" style:font-size-complex="18pt" style:language-complex="fa" style:country-complex="IR"/>
    </style:style>
    <style:style style:name="P17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9de5f3" officeooo:paragraph-rsid="009de5f3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P18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b5e271" fo:background-color="transparent" style:font-size-asian="18pt" style:font-name-complex="Awami Nastaliq OT" style:font-size-complex="18pt"/>
    </style:style>
    <style:style style:name="P19" style:family="paragraph" style:parent-style-name="Folk_20_Story_20_Body">
      <style:paragraph-properties fo:margin-top="0.1201in" fo:margin-bottom="0in" style:contextual-spacing="false" fo:line-height="115%"/>
      <style:text-properties officeooo:paragraph-rsid="00b71c77"/>
    </style:style>
    <style:style style:name="P2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0cf7" officeooo:paragraph-rsid="0022880b" fo:background-color="transparent" style:font-size-asian="18pt" style:font-name-complex="Awami Nastaliq OT" style:font-size-complex="18pt" style:language-complex="ar" style:country-complex="BH"/>
    </style:style>
    <style:style style:name="P2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251681" officeooo:paragraph-rsid="0026ba9b" fo:background-color="transparent" style:font-size-asian="18pt" style:font-name-complex="Awami Nastaliq OT" style:font-size-complex="18pt" style:language-complex="ar" style:country-complex="BH"/>
    </style:style>
    <style:style style:name="P2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30f42a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2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2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c397b" fo:background-color="transparent" style:font-size-asian="18pt" style:font-name-complex="Awami Nastaliq OT" style:font-size-complex="18pt" style:language-complex="ar" style:country-complex="BH"/>
    </style:style>
    <style:style style:name="P2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5a7dfa" officeooo:paragraph-rsid="00917c42" fo:background-color="transparent" style:font-size-asian="18pt" style:font-name-complex="Awami Nastaliq OT" style:font-size-complex="18pt" style:language-complex="ur" style:country-complex="PK"/>
    </style:style>
    <style:style style:name="P2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3b3065" officeooo:paragraph-rsid="003f0bf6" fo:background-color="transparent" style:font-size-asian="18pt" style:font-name-complex="Awami Nastaliq OT" style:font-size-complex="18pt" style:language-complex="ur" style:country-complex="PK"/>
    </style:style>
    <style:style style:name="P27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777f0c" officeooo:paragraph-rsid="00a108be" fo:background-color="transparent" style:font-size-asian="18pt" style:font-name-complex="Awami Nastaliq OT" style:font-size-complex="18pt" style:language-complex="fa" style:country-complex="IR"/>
    </style:style>
    <style:style style:name="P28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" fo:font-size="18pt" officeooo:rsid="00189b08" officeooo:paragraph-rsid="00a108be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92870" officeooo:paragraph-rsid="00192870" fo:background-color="transparent" style:font-size-asian="18pt" style:font-name-complex="Awami Nastaliq OT" style:font-size-complex="18pt" style:language-complex="fa" style:country-complex="IR"/>
    </style:style>
    <style:style style:name="P30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657ae8" officeooo:paragraph-rsid="00b195db" fo:background-color="transparent" style:font-size-asian="18pt" style:font-name-complex="Awami Nastaliq OT" style:font-size-complex="18pt" style:language-complex="fa" style:country-complex="IR"/>
    </style:style>
    <style:style style:name="P31" style:family="paragraph" style:parent-style-name="Folk_20_Story_20_Body">
      <style:paragraph-properties fo:margin-top="0in" fo:margin-bottom="0in" style:contextual-spacing="false" fo:line-height="115%" fo:text-align="justify" style:justify-single-word="false" style:writing-mode="rl-tb"/>
      <style:text-properties fo:color="#ff0000" loext:opacity="100%" style:font-name="Awami Nastaliq OT" fo:font-size="18pt" officeooo:paragraph-rsid="0045feeb" fo:background-color="transparent" style:font-size-asian="18pt" style:font-name-complex="Awami Nastaliq OT" style:font-size-complex="18pt"/>
    </style:style>
    <style:style style:name="T1" style:family="text">
      <style:text-properties officeooo:rsid="00c8292b"/>
    </style:style>
    <style:style style:name="T2" style:family="text">
      <style:text-properties officeooo:rsid="00c9977e"/>
    </style:style>
    <style:style style:name="T3" style:family="text">
      <style:text-properties fo:font-size="18pt" officeooo:rsid="004834dc" fo:background-color="transparent" loext:char-shading-value="0" style:font-size-asian="18pt" style:font-size-complex="18pt"/>
    </style:style>
    <style:style style:name="T4" style:family="text">
      <style:text-properties style:font-size-complex="18pt" style:language-complex="ur" style:country-complex="PK"/>
    </style:style>
    <style:style style:name="T5" style:family="text">
      <style:text-properties fo:color="#800080" loext:opacity="100%" fo:font-weight="normal" officeooo:rsid="008bfdc1" fo:background-color="transparent" loext:char-shading-value="0" style:font-weight-asian="normal" style:language-complex="ur" style:country-complex="PK" style:font-weight-complex="normal"/>
    </style:style>
    <style:style style:name="T6" style:family="text">
      <style:text-properties fo:color="#ff0000" loext:opacity="100%" fo:font-weight="normal" officeooo:rsid="008bfdc1" fo:background-color="transparent" loext:char-shading-value="0" style:font-weight-asian="normal" style:language-complex="ur" style:country-complex="PK" style:font-weight-complex="normal"/>
    </style:style>
    <style:style style:name="T7" style:family="text">
      <style:text-properties fo:color="#800080" loext:opacity="100%" fo:font-weight="normal" officeooo:rsid="00042789" fo:background-color="transparent" loext:char-shading-value="0" style:font-name-asian="Scheherazade" style:font-weight-asian="normal" style:language-complex="ur" style:country-complex="PK" style:font-weight-complex="normal"/>
    </style:style>
    <style:style style:name="T8" style:family="text">
      <style:text-properties fo:color="#158466" loext:opacity="100%" fo:font-weight="normal" officeooo:rsid="008bfdc1" fo:background-color="transparent" loext:char-shading-value="0" style:font-weight-asian="normal" style:language-complex="ur" style:country-complex="PK" style:font-weight-complex="normal"/>
    </style:style>
    <style:style style:name="T9" style:family="text">
      <style:text-properties fo:color="#158466" loext:opacity="100%" fo:font-weight="normal" officeooo:rsid="008bfdc1" fo:background-color="transparent" loext:char-shading-value="0" style:font-name-asian="Scheherazade" style:font-weight-asian="normal" style:language-complex="ur" style:country-complex="PK" style:font-weight-complex="normal"/>
    </style:style>
    <style:style style:name="T10" style:family="text">
      <style:text-properties fo:color="#ff0000" loext:opacity="100%" fo:font-weight="normal" officeooo:rsid="008bfdc1" fo:background-color="transparent" loext:char-shading-value="0" style:font-name-asian="Scheherazade" style:font-weight-asian="normal" style:language-complex="ur" style:country-complex="PK" style:font-weight-complex="normal"/>
    </style:style>
    <style:style style:name="T11" style:family="text">
      <style:text-properties fo:color="#ff0000" loext:opacity="100%" fo:font-weight="normal" officeooo:rsid="00a61c0b" fo:background-color="transparent" loext:char-shading-value="0" style:font-name-asian="Scheherazade" style:font-weight-asian="normal" style:language-complex="ur" style:country-complex="PK" style:font-weight-complex="normal"/>
    </style:style>
    <style:style style:name="T12" style:family="text">
      <style:text-properties style:use-window-font-color="true" loext:opacity="0%" fo:font-weight="normal" officeooo:rsid="00cc8119" fo:background-color="transparent" loext:char-shading-value="0" style:font-name-asian="Scheherazade" style:font-weight-asian="normal" style:language-complex="ur" style:country-complex="PK" style:font-weight-complex="normal"/>
    </style:style>
    <style:style style:name="T13" style:family="text">
      <style:text-properties fo:color="#ff0000" loext:opacity="100%" fo:font-weight="normal" officeooo:rsid="00042789" fo:background-color="transparent" loext:char-shading-value="0" style:font-name-asian="Scheherazade" style:font-weight-asian="normal" style:language-complex="ur" style:country-complex="PK" style:font-weight-complex="normal"/>
    </style:style>
    <style:style style:name="T14" style:family="text">
      <style:text-properties style:use-window-font-color="true" loext:opacity="0%" fo:font-weight="normal" officeooo:rsid="00042789" fo:background-color="transparent" loext:char-shading-value="0" style:font-name-asian="Scheherazade" style:font-weight-asian="normal" style:language-complex="ur" style:country-complex="PK" style:font-weight-complex="normal"/>
    </style:style>
    <style:style style:name="T15" style:family="text">
      <style:text-properties fo:color="#ff0000" loext:opacity="100%" fo:font-weight="normal" officeooo:rsid="000e14d7" fo:background-color="transparent" loext:char-shading-value="0" style:font-name-asian="Scheherazade" style:font-weight-asian="normal" style:font-name-complex="Awami Nastaliq OT" style:language-complex="ur" style:country-complex="PK" style:font-weight-complex="normal"/>
    </style:style>
    <style:style style:name="T16" style:family="text">
      <style:text-properties style:use-window-font-color="true" loext:opacity="0%" fo:font-weight="normal" officeooo:rsid="000e14d7" fo:background-color="transparent" loext:char-shading-value="0" style:font-name-asian="Scheherazade" style:font-weight-asian="normal" style:font-name-complex="Awami Nastaliq OT" style:language-complex="ur" style:country-complex="PK" style:font-weight-complex="normal"/>
    </style:style>
    <style:style style:name="T17" style:family="text">
      <style:text-properties fo:color="#ff0000" loext:opacity="100%" fo:font-weight="normal" officeooo:rsid="00d81d32" fo:background-color="transparent" loext:char-shading-value="0" style:font-name-asian="Scheherazade" style:font-weight-asian="normal" style:language-complex="ur" style:country-complex="PK" style:font-weight-complex="normal"/>
    </style:style>
    <style:style style:name="T18" style:family="text">
      <style:text-properties fo:color="#ff0000" loext:opacity="100%" fo:font-weight="normal" officeooo:rsid="00d81d32" fo:background-color="transparent" loext:char-shading-value="0" style:font-name-asian="Scheherazade" style:font-weight-asian="normal" style:language-complex="fa" style:country-complex="IR" style:font-weight-complex="normal"/>
    </style:style>
    <style:style style:name="T19" style:family="text">
      <style:text-properties fo:color="#ff0000" loext:opacity="100%" fo:font-weight="normal" officeooo:rsid="00db7ab1" fo:background-color="transparent" loext:char-shading-value="0" style:font-name-asian="Scheherazade" style:font-weight-asian="normal" style:language-complex="fa" style:country-complex="IR" style:font-weight-complex="normal"/>
    </style:style>
    <style:style style:name="T20" style:family="text">
      <style:text-properties fo:color="#ff0000" loext:opacity="100%" fo:font-weight="normal" officeooo:rsid="00db8912" fo:background-color="transparent" loext:char-shading-value="0" style:font-name-asian="Scheherazade" style:font-weight-asian="normal" style:language-complex="fa" style:country-complex="IR" style:font-weight-complex="normal"/>
    </style:style>
    <style:style style:name="T21" style:family="text">
      <style:text-properties officeooo:rsid="00042789"/>
    </style:style>
    <style:style style:name="T22" style:family="text">
      <style:text-properties officeooo:rsid="000e14d7"/>
    </style:style>
    <style:style style:name="T23" style:family="text">
      <style:text-properties officeooo:rsid="0004784c"/>
    </style:style>
    <style:style style:name="T24" style:family="text">
      <style:text-properties style:use-window-font-color="true" loext:opacity="0%" officeooo:rsid="00146272" style:language-complex="ar" style:country-complex="BH"/>
    </style:style>
    <style:style style:name="T25" style:family="text">
      <style:text-properties fo:color="#158466" loext:opacity="100%"/>
    </style:style>
    <style:style style:name="T26" style:family="text">
      <style:text-properties fo:color="#158466" loext:opacity="100%" style:language-complex="fa" style:country-complex="IR"/>
    </style:style>
    <style:style style:name="T27" style:family="text">
      <style:text-properties fo:color="#158466" loext:opacity="100%" style:language-complex="ar" style:country-complex="BH"/>
    </style:style>
    <style:style style:name="T28" style:family="text">
      <style:text-properties fo:color="#158466" loext:opacity="100%" officeooo:rsid="00066981" style:language-complex="ar" style:country-complex="BH"/>
    </style:style>
    <style:style style:name="T29" style:family="text">
      <style:text-properties fo:color="#158466" loext:opacity="100%" officeooo:rsid="0005106a" style:language-complex="ar" style:country-complex="BH"/>
    </style:style>
    <style:style style:name="T30" style:family="text">
      <style:text-properties fo:color="#158466" loext:opacity="100%" officeooo:rsid="00310026" style:language-complex="fa" style:country-complex="IR"/>
    </style:style>
    <style:style style:name="T31" style:family="text">
      <style:text-properties fo:color="#158466" loext:opacity="100%" officeooo:rsid="00024582" style:language-complex="fa" style:country-complex="IR"/>
    </style:style>
    <style:style style:name="T32" style:family="text">
      <style:text-properties fo:color="#158466" loext:opacity="100%" officeooo:rsid="00c6036d" style:language-complex="fa" style:country-complex="IR"/>
    </style:style>
    <style:style style:name="T33" style:family="text">
      <style:text-properties style:use-window-font-color="true" loext:opacity="0%" officeooo:rsid="00310026" style:language-complex="fa" style:country-complex="IR"/>
    </style:style>
    <style:style style:name="T34" style:family="text">
      <style:text-properties fo:color="#800080" loext:opacity="100%" officeooo:rsid="00310026" style:language-complex="fa" style:country-complex="IR"/>
    </style:style>
    <style:style style:name="T35" style:family="text">
      <style:text-properties style:use-window-font-color="true" loext:opacity="0%" officeooo:rsid="00469b48" style:font-name-asian="Scheherazade" style:language-complex="fa" style:country-complex="IR"/>
    </style:style>
    <style:style style:name="T36" style:family="text">
      <style:text-properties fo:color="#158466" loext:opacity="100%" fo:font-weight="normal" officeooo:rsid="008bfdc1" style:font-name-asian="Scheherazade" style:font-weight-asian="normal" style:language-complex="ur" style:country-complex="PK" style:font-weight-complex="normal"/>
    </style:style>
    <style:style style:name="T37" style:family="text">
      <style:text-properties fo:color="#ff0000" loext:opacity="100%" fo:font-weight="normal" officeooo:rsid="008bfdc1" style:font-name-asian="Scheherazade" style:font-weight-asian="normal" style:language-complex="ur" style:country-complex="PK" style:font-weight-complex="normal"/>
    </style:style>
    <style:style style:name="T38" style:family="text">
      <style:text-properties style:use-window-font-color="true" loext:opacity="0%" officeooo:rsid="003d70fd" style:font-name-asian="Scheherazade"/>
    </style:style>
    <style:style style:name="T39" style:family="text">
      <style:text-properties style:use-window-font-color="true" loext:opacity="0%" officeooo:rsid="00469b48" style:font-name-asian="Scheherazade"/>
    </style:style>
    <style:style style:name="T40" style:family="text">
      <style:text-properties style:use-window-font-color="true" loext:opacity="0%" officeooo:rsid="00169ef6" style:font-name-asian="Scheherazade" style:language-complex="ar" style:country-complex="BH"/>
    </style:style>
    <style:style style:name="T41" style:family="text">
      <style:text-properties style:use-window-font-color="true" loext:opacity="0%" officeooo:rsid="00169ef6" style:font-name-asian="Scheherazade" style:language-complex="fa" style:country-complex="IR"/>
    </style:style>
    <style:style style:name="T42" style:family="text">
      <style:text-properties style:use-window-font-color="true" loext:opacity="0%" officeooo:rsid="0007a71e" style:font-name-asian="Scheherazade" style:language-complex="ar" style:country-complex="BH"/>
    </style:style>
    <style:style style:name="T43" style:family="text">
      <style:text-properties style:use-window-font-color="true" loext:opacity="0%" style:font-name-asian="Scheherazade" style:language-complex="ar" style:country-complex="BH"/>
    </style:style>
    <style:style style:name="T44" style:family="text">
      <style:text-properties style:use-window-font-color="true" loext:opacity="0%" style:font-name="Awami Nastaliq OT" fo:font-weight="normal" officeooo:rsid="00917c42" style:font-weight-asian="normal" style:language-complex="ur" style:country-complex="PK" style:font-weight-complex="normal"/>
    </style:style>
    <style:style style:name="T45" style:family="text">
      <style:text-properties style:use-window-font-color="true" loext:opacity="0%" style:font-name="Awami Nastaliq OT" fo:font-weight="normal" officeooo:rsid="00933a25" style:font-weight-asian="normal" style:language-complex="ur" style:country-complex="PK" style:font-weight-complex="normal"/>
    </style:style>
    <style:style style:name="T46" style:family="text">
      <style:text-properties style:font-name="Awami Nastaliq OT" fo:font-weight="normal" officeooo:rsid="00917c42" style:font-weight-asian="normal" style:language-complex="ur" style:country-complex="PK" style:font-weight-complex="normal"/>
    </style:style>
    <style:style style:name="T47" style:family="text">
      <style:text-properties style:use-window-font-color="true" loext:opacity="0%" fo:font-weight="normal" officeooo:rsid="001a14fc" style:font-weight-asian="normal" style:language-complex="ar" style:country-complex="BH" style:font-weight-complex="normal"/>
    </style:style>
    <style:style style:name="T48" style:family="text">
      <style:text-properties style:font-name="Arial" fo:font-weight="normal" officeooo:rsid="008bfdc1" style:font-weight-asian="normal" style:language-complex="ur" style:country-complex="PK" style:font-weight-complex="normal"/>
    </style:style>
    <style:style style:name="T49" style:family="text">
      <style:text-properties style:font-name="Arial" fo:font-weight="normal" officeooo:rsid="00b9b9e5" style:font-weight-asian="normal" style:language-complex="ur" style:country-complex="PK" style:font-weight-complex="normal"/>
    </style:style>
    <style:style style:name="T50" style:family="text">
      <style:text-properties style:use-window-font-color="true" loext:opacity="0%"/>
    </style:style>
    <style:style style:name="T51" style:family="text">
      <style:text-properties style:use-window-font-color="true" loext:opacity="0%" officeooo:rsid="00933a25"/>
    </style:style>
    <style:style style:name="T52" style:family="text">
      <style:text-properties style:use-window-font-color="true" loext:opacity="0%" style:font-name="Awami Nastaliq" officeooo:rsid="001a14fc" style:language-complex="ar" style:country-complex="BH"/>
    </style:style>
    <style:style style:name="T53" style:family="text">
      <style:text-properties fo:color="#ff8000" loext:opacity="100%" officeooo:rsid="00918d69"/>
    </style:style>
    <style:style style:name="T54" style:family="text">
      <style:text-properties fo:color="#ff8000" loext:opacity="100%" fo:font-weight="normal" style:font-weight-asian="normal" style:font-weight-complex="normal"/>
    </style:style>
    <style:style style:name="T55" style:family="text">
      <style:text-properties fo:color="#ff8000" loext:opacity="100%" fo:font-weight="normal" officeooo:rsid="008bfdc1" style:font-weight-asian="normal" style:font-weight-complex="normal"/>
    </style:style>
    <style:style style:name="T56" style:family="text">
      <style:text-properties fo:font-weight="normal" officeooo:rsid="008bfdc1" style:font-weight-asian="normal" style:font-weight-complex="normal"/>
    </style:style>
    <style:style style:name="T57" style:family="text">
      <style:text-properties fo:font-weight="normal" officeooo:rsid="00918d69" style:font-weight-asian="normal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style:font-name="Arial" officeooo:rsid="008bfdc1"/>
    </style:style>
    <style:style style:name="T60" style:family="text">
      <style:text-properties style:font-name="Arial" officeooo:rsid="004d20bd" style:font-name-asian="Scheherazade" style:language-complex="fa" style:country-complex="IR"/>
    </style:style>
    <style:style style:name="T61" style:family="text">
      <style:text-properties fo:color="#158466" loext:opacity="100%" style:font-name="Arial" officeooo:rsid="008bfdc1" style:font-name-asian="Scheherazade"/>
    </style:style>
    <style:style style:name="T62" style:family="text">
      <style:text-properties officeooo:rsid="0019a688"/>
    </style:style>
    <style:style style:name="T63" style:family="text">
      <style:text-properties fo:color="#158466" loext:opacity="100%" officeooo:rsid="0019a688"/>
    </style:style>
    <style:style style:name="T64" style:family="text">
      <style:text-properties fo:color="#158466" loext:opacity="100%" style:font-name="Arial" officeooo:rsid="0068c17c" style:font-name-asian="Scheherazade" style:language-complex="ur" style:country-complex="PK"/>
    </style:style>
    <style:style style:name="T65" style:family="text">
      <style:text-properties fo:color="#158466" loext:opacity="100%" style:font-name="Arial" officeooo:rsid="00895c3a" style:font-name-asian="Scheherazade" style:language-complex="ur" style:country-complex="PK"/>
    </style:style>
    <style:style style:name="T66" style:family="text">
      <style:text-properties fo:color="#158466" loext:opacity="100%" style:font-name="Arial" officeooo:rsid="008aa72b" style:font-name-asian="Scheherazade" style:language-complex="ur" style:country-complex="PK"/>
    </style:style>
    <style:style style:name="T67" style:family="text">
      <style:text-properties fo:color="#158466" loext:opacity="100%" style:font-name="Arial" officeooo:rsid="008bfdc1" style:font-name-asian="Scheherazade" style:language-complex="ur" style:country-complex="PK"/>
    </style:style>
    <style:style style:name="T68" style:family="text">
      <style:text-properties fo:color="#158466" loext:opacity="100%" style:font-name="Arial" fo:font-weight="normal" officeooo:rsid="008bfdc1" style:font-name-asian="Scheherazade" style:font-weight-asian="normal" style:language-complex="ur" style:country-complex="PK" style:font-weight-complex="normal"/>
    </style:style>
    <style:style style:name="T69" style:family="text">
      <style:text-properties fo:color="#ff8000" loext:opacity="100%" style:font-name="Arial" fo:font-weight="normal" officeooo:rsid="00a4a4f3" style:font-name-asian="Scheherazade" style:font-weight-asian="normal" style:language-complex="ur" style:country-complex="PK" style:font-weight-complex="normal"/>
    </style:style>
    <style:style style:name="T70" style:family="text">
      <style:text-properties fo:color="#ff8000" loext:opacity="100%" style:font-name="Arial" fo:font-weight="normal" officeooo:rsid="008bfdc1" style:font-name-asian="Scheherazade" style:font-weight-asian="normal" style:language-complex="ur" style:country-complex="PK" style:font-weight-complex="normal"/>
    </style:style>
    <style:style style:name="T71" style:family="text">
      <style:text-properties fo:color="#158466" loext:opacity="100%" style:font-name="Awami Nastaliq OT" fo:font-weight="normal" officeooo:rsid="00024582" style:font-name-asian="Scheherazade" style:font-weight-asian="normal" style:language-complex="ur" style:country-complex="PK" style:font-weight-complex="normal"/>
    </style:style>
    <style:style style:name="T72" style:family="text">
      <style:text-properties fo:color="#158466" loext:opacity="100%" officeooo:rsid="00531286"/>
    </style:style>
    <style:style style:name="T73" style:family="text">
      <style:text-properties fo:color="#158466" loext:opacity="100%" officeooo:rsid="004d20bd"/>
    </style:style>
    <style:style style:name="T74" style:family="text">
      <style:text-properties fo:color="#800080" loext:opacity="100%" officeooo:rsid="004d20bd" style:language-complex="ur" style:country-complex="PK"/>
    </style:style>
    <style:style style:name="T75" style:family="text">
      <style:text-properties fo:color="#158466" loext:opacity="100%" officeooo:rsid="004d20bd" style:language-complex="ur" style:country-complex="PK"/>
    </style:style>
    <style:style style:name="T76" style:family="text">
      <style:text-properties officeooo:rsid="004f90ec" style:language-complex="ur" style:country-complex="PK"/>
    </style:style>
    <style:style style:name="T77" style:family="text">
      <style:text-properties fo:color="#ff0000" loext:opacity="100%" officeooo:rsid="0068c17c" style:font-name-asian="Scheherazade" style:language-complex="ur" style:country-complex="PK"/>
    </style:style>
    <style:style style:name="T78" style:family="text">
      <style:text-properties style:use-window-font-color="true" loext:opacity="0%" style:font-name="Awami Nastaliq"/>
    </style:style>
    <style:style style:name="T79" style:family="text">
      <style:text-properties style:use-window-font-color="true" loext:opacity="0%" style:font-name="Awami Nastaliq" officeooo:rsid="00189b08"/>
    </style:style>
    <style:style style:name="T80" style:family="text">
      <style:text-properties style:font-name="Awami Nastaliq OT" officeooo:rsid="00024582"/>
    </style:style>
    <style:style style:name="T81" style:family="text">
      <style:text-properties style:font-name="Awami Nastaliq OT" fo:font-weight="normal" officeooo:rsid="00024582" style:font-weight-asian="normal" style:language-complex="ur" style:country-complex="PK" style:font-weight-complex="normal"/>
    </style:style>
    <style:style style:name="T82" style:family="text">
      <style:text-properties officeooo:rsid="00aa91da"/>
    </style:style>
    <style:style style:name="T83" style:family="text">
      <style:text-properties fo:color="#158466" loext:opacity="100%" style:font-name="Arial" fo:font-weight="normal" officeooo:rsid="008bfdc1" style:font-weight-asian="normal" style:language-complex="ur" style:country-complex="PK" style:font-weight-complex="normal"/>
    </style:style>
    <style:style style:name="T84" style:family="text">
      <style:text-properties fo:color="#158466" loext:opacity="100%" style:font-name="Awami Nastaliq OT" fo:font-size="15pt" fo:font-weight="normal" officeooo:rsid="00024582" style:font-size-asian="15pt" style:font-weight-asian="normal" style:font-size-complex="15pt" style:language-complex="ur" style:country-complex="PK" style:font-weight-complex="normal"/>
    </style:style>
    <style:style style:name="T85" style:family="text">
      <style:text-properties fo:color="#ff8000" loext:opacity="100%" style:font-name="Arial" fo:font-weight="normal" officeooo:rsid="008bfdc1" style:font-weight-asian="normal" style:language-complex="ur" style:country-complex="PK" style:font-weight-complex="normal"/>
    </style:style>
    <style:style style:name="T86" style:family="text">
      <style:text-properties style:use-window-font-color="true" loext:opacity="0%" style:font-name="Awami Nastaliq OT" officeooo:rsid="009de5f3" style:font-name-asian="Scheherazade" style:language-complex="fa" style:country-complex="IR"/>
    </style:style>
    <style:style style:name="T87" style:family="text">
      <style:text-properties fo:color="#800080" loext:opacity="100%" style:font-name="Awami Nastaliq OT" officeooo:rsid="009de5f3" style:font-name-asian="Scheherazade" style:language-complex="fa" style:country-complex="IR"/>
    </style:style>
    <style:style style:name="T88" style:family="text">
      <style:text-properties style:use-window-font-color="true" loext:opacity="0%" officeooo:rsid="00146272" style:font-name-asian="Scheherazade" style:language-complex="ar" style:country-complex="BH"/>
    </style:style>
    <style:style style:name="T89" style:family="text">
      <style:text-properties style:use-window-font-color="true" loext:opacity="0%" style:font-name="Awami Nastaliq OT" officeooo:rsid="003d70fd" style:font-name-asian="Scheherazade" style:language-complex="fa" style:country-complex="IR"/>
    </style:style>
    <style:style style:name="T90" style:family="text">
      <style:text-properties fo:color="#158466" loext:opacity="100%" style:font-name="Awami Nastaliq OT" officeooo:rsid="005668b2" style:font-name-asian="Scheherazade" style:language-complex="fa" style:country-complex="IR"/>
    </style:style>
    <style:style style:name="T91" style:family="text">
      <style:text-properties style:use-window-font-color="true" loext:opacity="0%" style:font-name="Awami Nastaliq OT" officeooo:rsid="005668b2" style:font-name-asian="Scheherazade" style:language-complex="fa" style:country-complex="IR"/>
    </style:style>
    <style:style style:name="T92" style:family="text">
      <style:text-properties style:use-window-font-color="true" loext:opacity="0%" style:font-name="Awami Nastaliq OT" officeooo:rsid="005d5581" style:font-name-asian="Scheherazade" style:language-complex="fa" style:country-complex="IR"/>
    </style:style>
    <style:style style:name="T93" style:family="text">
      <style:text-properties style:use-window-font-color="true" loext:opacity="0%" style:language-complex="fa" style:country-complex="IR"/>
    </style:style>
    <style:style style:name="T94" style:family="text">
      <style:text-properties fo:color="#158466" loext:opacity="100%" style:font-name="Awami Nastaliq OT" style:language-complex="ar" style:country-complex="BH"/>
    </style:style>
    <style:style style:name="T95" style:family="text">
      <style:text-properties fo:color="#158466" loext:opacity="100%" style:font-name="Awami Nastaliq OT" officeooo:rsid="000b5287" style:language-complex="ar" style:country-complex="BH"/>
    </style:style>
    <style:style style:name="T96" style:family="text">
      <style:text-properties style:use-window-font-color="true" loext:opacity="0%" style:font-name="Awami Nastaliq OT" style:language-complex="ar" style:country-complex="BH"/>
    </style:style>
    <style:style style:name="T97" style:family="text">
      <style:text-properties fo:color="#158466" loext:opacity="100%" officeooo:rsid="00b01594" style:language-complex="fa" style:country-complex="IR"/>
    </style:style>
    <style:style style:name="T98" style:family="text">
      <style:text-properties style:use-window-font-color="true" loext:opacity="0%" style:language-complex="ar" style:country-complex="BH"/>
    </style:style>
    <style:style style:name="T99" style:family="text">
      <style:text-properties fo:color="#158466" loext:opacity="100%" officeooo:rsid="0007a71e" style:language-complex="ar" style:country-complex="BH"/>
    </style:style>
    <style:style style:name="T100" style:family="text">
      <style:text-properties fo:color="#158466" loext:opacity="100%" officeooo:rsid="000eff8e" style:language-complex="fa" style:country-complex="IR"/>
    </style:style>
    <style:style style:name="T101" style:family="text">
      <style:text-properties fo:color="#158466" loext:opacity="100%" style:font-name="Awami Nastaliq OT" style:language-complex="fa" style:country-complex="IR"/>
    </style:style>
    <style:style style:name="T102" style:family="text">
      <style:text-properties style:use-window-font-color="true" loext:opacity="0%" style:font-name="Awami Nastaliq OT" style:language-complex="fa" style:country-complex="IR"/>
    </style:style>
    <style:style style:name="T103" style:family="text">
      <style:text-properties fo:color="#158466" loext:opacity="100%" style:font-name="Awami Nastaliq OT" officeooo:rsid="003d70fd" style:font-name-asian="Scheherazade" style:language-complex="fa" style:country-complex="IR"/>
    </style:style>
    <style:style style:name="T104" style:family="text">
      <style:text-properties fo:color="#158466" loext:opacity="100%" style:font-name="Awami Nastaliq OT" officeooo:rsid="00469b48" style:font-name-asian="Scheherazade" style:language-complex="fa" style:country-complex="IR"/>
    </style:style>
    <style:style style:name="T105" style:family="text">
      <style:text-properties style:use-window-font-color="true" loext:opacity="0%" style:font-name="Awami Nastaliq OT" officeooo:rsid="00469b48" style:font-name-asian="Scheherazade" style:language-complex="fa" style:country-complex="IR"/>
    </style:style>
    <style:style style:name="T106" style:family="text">
      <style:text-properties fo:color="#158466" loext:opacity="100%" style:font-name="Awami Nastaliq OT" officeooo:rsid="00024582" style:font-name-asian="Scheherazade" style:language-complex="fa" style:country-complex="IR"/>
    </style:style>
    <style:style style:name="T107" style:family="text">
      <style:text-properties style:use-window-font-color="true" loext:opacity="0%" style:font-name="Awami Nastaliq" fo:font-size="18pt" officeooo:rsid="00146272" fo:background-color="transparent" loext:char-shading-value="0" style:font-size-asian="18pt" style:font-name-complex="Awami Nastaliq OT" style:font-size-complex="18pt" style:language-complex="ar" style:country-complex="BH"/>
    </style:style>
    <style:style style:name="T108" style:family="text">
      <style:text-properties fo:color="#158466" loext:opacity="100%" style:font-name="Awami Nastaliq" fo:font-size="18pt" officeooo:rsid="0015e090" fo:background-color="transparent" loext:char-shading-value="0" style:font-size-asian="18pt" style:font-name-complex="Awami Nastaliq OT" style:font-size-complex="18pt" style:language-complex="ar" style:country-complex="BH"/>
    </style:style>
    <style:style style:name="T109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110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111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112" style:family="text">
      <style:text-properties fo:color="#158466" loext:opacity="10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113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114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115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116" style:family="text">
      <style:text-properties fo:color="#158466" loext:opacity="100%" style:font-name="Awami Nastaliq" fo:font-size="18pt" officeooo:rsid="00531286" fo:background-color="transparent" loext:char-shading-value="0" style:font-size-asian="18pt" style:font-name-complex="Awami Nastaliq OT" style:font-size-complex="18pt" style:language-complex="ar" style:country-complex="BH"/>
    </style:style>
    <style:style style:name="T117" style:family="text">
      <style:text-properties fo:color="#158466" loext:opacity="100%" style:font-name="Arial" fo:font-size="18pt" officeooo:rsid="00515948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18" style:family="text">
      <style:text-properties fo:color="#158466" loext:opacity="100%" style:font-name="Arial" fo:font-size="18pt" officeooo:rsid="004d20bd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19" style:family="text">
      <style:text-properties style:use-window-font-color="true" loext:opacity="0%" style:font-name="Arial" fo:font-size="18pt" officeooo:rsid="004d20bd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20" style:family="text">
      <style:text-properties style:use-window-font-color="true" loext:opacity="0%" style:font-name="Awami Nastaliq" fo:font-size="18pt" officeooo:rsid="00169ef6" fo:background-color="transparent" loext:char-shading-value="0" style:font-name-asian="Scheherazade" style:font-size-asian="18pt" style:font-name-complex="Awami Nastaliq OT" style:font-size-complex="18pt" style:language-complex="ar" style:country-complex="BH"/>
    </style:style>
    <style:style style:name="T121" style:family="text">
      <style:text-properties fo:color="#158466" loext:opacity="100%" style:font-name="Awami Nastaliq" fo:font-size="18pt" officeooo:rsid="00531286" fo:background-color="transparent" loext:char-shading-value="0" style:font-name-asian="Scheherazade" style:font-size-asian="18pt" style:font-name-complex="Awami Nastaliq OT" style:font-size-complex="18pt" style:language-complex="ar" style:country-complex="BH"/>
    </style:style>
    <style:style style:name="T122" style:family="text">
      <style:text-properties fo:color="#158466" loext:opacity="100%" style:font-name="Arial" fo:font-size="18pt" officeooo:rsid="00546142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23" style:family="text">
      <style:text-properties fo:color="#158466" loext:opacity="100%" style:font-name="Awami Nastaliq OT" fo:font-size="18pt" officeooo:rsid="0056399a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24" style:family="text">
      <style:text-properties fo:color="#158466" loext:opacity="100%" style:font-name="Arial" fo:font-size="18pt" officeooo:rsid="004b3fd6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25" style:family="text">
      <style:text-properties style:use-window-font-color="true" loext:opacity="0%" style:font-name="Arial" fo:font-size="18pt" officeooo:rsid="004b3fd6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26" style:family="text">
      <style:text-properties fo:color="#158466" loext:opacity="100%" style:font-name="Arial" fo:font-size="18pt" officeooo:rsid="0059c239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27" style:family="text">
      <style:text-properties fo:color="#800080" loext:opacity="100%" style:font-name="Arial" fo:font-size="18pt" officeooo:rsid="004d20bd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28" style:family="text">
      <style:text-properties fo:color="#800080" loext:opacity="100%" style:font-name="Arial" fo:font-size="18pt" officeooo:rsid="00598a42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29" style:family="text">
      <style:text-properties fo:color="#158466" loext:opacity="100%" style:font-name="Arial" fo:font-size="15pt" fo:font-weight="normal" officeooo:rsid="008bfdc1" fo:background-color="transparent" loext:char-shading-value="0" style:font-name-asian="Scheherazade" style:font-size-asian="15pt" style:font-weight-asian="normal" style:font-name-complex="Awami Nastaliq OT" style:font-size-complex="15pt" style:language-complex="ur" style:country-complex="PK" style:font-weight-complex="normal"/>
    </style:style>
    <style:style style:name="T130" style:family="text">
      <style:text-properties fo:color="#158466" loext:opacity="100%" style:font-name="Arial" fo:font-size="18pt" fo:font-weight="normal" officeooo:rsid="008bfdc1" fo:background-color="transparent" loext:char-shading-value="0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T131" style:family="text">
      <style:text-properties fo:color="#158466" loext:opacity="100%" style:font-name="Awami Nastaliq OT" fo:font-size="18pt" fo:font-weight="normal" officeooo:rsid="00024582" fo:background-color="transparent" loext:char-shading-value="0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T132" style:family="text">
      <style:text-properties officeooo:rsid="001a14fc"/>
    </style:style>
    <style:style style:name="T133" style:family="text">
      <style:text-properties fo:color="#ff0000" loext:opacity="100%"/>
    </style:style>
    <style:style style:name="T134" style:family="text">
      <style:text-properties fo:color="#158466" loext:opacity="100%" officeooo:rsid="001a14fc"/>
    </style:style>
    <style:style style:name="T135" style:family="text">
      <style:text-properties fo:color="#158466" loext:opacity="100%" officeooo:rsid="001eaeee"/>
    </style:style>
    <style:style style:name="T136" style:family="text">
      <style:text-properties fo:color="#800080" loext:opacity="100%" officeooo:rsid="0022880b"/>
    </style:style>
    <style:style style:name="T137" style:family="text">
      <style:text-properties fo:color="#800080" loext:opacity="100%" officeooo:rsid="0021bacd"/>
    </style:style>
    <style:style style:name="T138" style:family="text">
      <style:text-properties officeooo:rsid="0021bacd"/>
    </style:style>
    <style:style style:name="T139" style:family="text">
      <style:text-properties fo:color="#158466" loext:opacity="100%" officeooo:rsid="001a0cf7"/>
    </style:style>
    <style:style style:name="T140" style:family="text">
      <style:text-properties fo:color="#158466" loext:opacity="100%" officeooo:rsid="0023cf6a"/>
    </style:style>
    <style:style style:name="T141" style:family="text">
      <style:text-properties fo:color="#ff8000" loext:opacity="100%"/>
    </style:style>
    <style:style style:name="T142" style:family="text">
      <style:text-properties fo:color="#ff8000" loext:opacity="100%" style:font-name="Awami Nastaliq OT" officeooo:rsid="00432013" style:language-complex="fa" style:country-complex="IR"/>
    </style:style>
    <style:style style:name="T143" style:family="text">
      <style:text-properties fo:color="#ff8000" loext:opacity="100%" style:font-name="Awami Nastaliq OT" style:language-complex="fa" style:country-complex="IR"/>
    </style:style>
    <style:style style:name="T144" style:family="text">
      <style:text-properties fo:color="#ff8000" loext:opacity="100%" style:font-name="Awami Nastaliq OT" fo:font-size="11pt" style:font-size-asian="11pt" style:font-size-complex="11pt" style:language-complex="fa" style:country-complex="IR"/>
    </style:style>
    <style:style style:name="T145" style:family="text">
      <style:text-properties fo:color="#800080" loext:opacity="100%" officeooo:rsid="002ab0bf"/>
    </style:style>
    <style:style style:name="T146" style:family="text">
      <style:text-properties fo:color="#800080" loext:opacity="100%"/>
    </style:style>
    <style:style style:name="T147" style:family="text">
      <style:text-properties fo:color="#158466" loext:opacity="100%" officeooo:rsid="002ab0bf"/>
    </style:style>
    <style:style style:name="T148" style:family="text">
      <style:text-properties fo:color="#158466" loext:opacity="100%" officeooo:rsid="0029a3ad"/>
    </style:style>
    <style:style style:name="T149" style:family="text">
      <style:text-properties officeooo:rsid="0039651b"/>
    </style:style>
    <style:style style:name="T150" style:family="text">
      <style:text-properties fo:color="#158466" loext:opacity="100%" style:font-name="Awami Nastaliq OT" style:language-complex="ur" style:country-complex="PK"/>
    </style:style>
    <style:style style:name="T151" style:family="text">
      <style:text-properties style:font-name="Awami Nastaliq OT" style:language-complex="ur" style:country-complex="PK"/>
    </style:style>
    <style:style style:name="T152" style:family="text">
      <style:text-properties fo:color="#158466" loext:opacity="100%" style:font-name="Awami Nastaliq OT" officeooo:rsid="003c397b" style:language-complex="ur" style:country-complex="PK"/>
    </style:style>
    <style:style style:name="T153" style:family="text">
      <style:text-properties fo:color="#158466" loext:opacity="100%" style:font-name="Arial" officeooo:rsid="004d20bd" style:font-name-asian="Scheherazade" style:language-complex="fa" style:country-complex="IR"/>
    </style:style>
    <style:style style:name="T154" style:family="text">
      <style:text-properties fo:color="#ff0000" loext:opacity="100%" style:font-name="Arial" officeooo:rsid="004d20bd" style:font-name-asian="Scheherazade" style:language-complex="fa" style:country-complex="IR"/>
    </style:style>
    <style:style style:name="T155" style:family="text">
      <style:text-properties style:font-name="Arial" style:font-name-asian="Scheherazade" style:language-complex="fa" style:country-complex="IR"/>
    </style:style>
    <style:style style:name="T156" style:family="text">
      <style:text-properties fo:color="#158466" loext:opacity="100%" officeooo:rsid="003c397b"/>
    </style:style>
    <style:style style:name="T157" style:family="text">
      <style:text-properties fo:color="#158466" loext:opacity="100%" officeooo:rsid="003ee32b"/>
    </style:style>
    <style:style style:name="T158" style:family="text">
      <style:text-properties fo:color="#158466" loext:opacity="100%" officeooo:rsid="003f0bf6"/>
    </style:style>
    <style:style style:name="T159" style:family="text">
      <style:text-properties style:font-name="Awami Nastaliq OT" officeooo:rsid="003b3065" style:language-complex="ur" style:country-complex="PK"/>
    </style:style>
    <style:style style:name="T160" style:family="text">
      <style:text-properties fo:color="#158466" loext:opacity="100%" style:font-name="Arial" fo:font-size="15pt" fo:font-weight="normal" officeooo:rsid="008bfdc1" style:font-name-asian="Scheherazade" style:font-size-asian="15pt" style:font-weight-asian="normal" style:font-size-complex="15pt" style:language-complex="ur" style:country-complex="PK" style:font-weight-complex="normal"/>
    </style:style>
    <style:style style:name="T161" style:family="text">
      <style:text-properties style:use-window-font-color="true" loext:opacity="0%" officeooo:rsid="00a108be"/>
    </style:style>
    <style:style style:name="T162" style:family="text">
      <style:text-properties style:use-window-font-color="true" loext:opacity="0%" officeooo:rsid="00777f0c"/>
    </style:style>
    <style:style style:name="T163" style:family="text">
      <style:text-properties style:use-window-font-color="true" loext:opacity="0%" style:font-name="Awami Nastaliq OT" officeooo:rsid="003b3065" style:language-complex="ur" style:country-complex="PK"/>
    </style:style>
    <style:style style:name="T164" style:family="text">
      <style:text-properties fo:color="#158466" loext:opacity="100%" style:font-name="Awami Nastaliq OT" officeooo:rsid="00432013"/>
    </style:style>
    <style:style style:name="T165" style:family="text">
      <style:text-properties fo:color="#158466" loext:opacity="100%" style:font-name="Awami Nastaliq OT" officeooo:rsid="004a72bd"/>
    </style:style>
    <style:style style:name="T166" style:family="text">
      <style:text-properties style:use-window-font-color="true" loext:opacity="0%" style:font-name="Awami Nastaliq OT" officeooo:rsid="004a72bd"/>
    </style:style>
    <style:style style:name="T167" style:family="text">
      <style:text-properties style:font-name="Awami Nastaliq OT" officeooo:rsid="004a72bd"/>
    </style:style>
    <style:style style:name="T168" style:family="text">
      <style:text-properties style:font-name="Awami Nastaliq OT" officeooo:rsid="004a6e1f"/>
    </style:style>
    <style:style style:name="T169" style:family="text">
      <style:text-properties fo:color="#158466" loext:opacity="100%" style:font-name="Awami Nastaliq OT" officeooo:rsid="0044ae51"/>
    </style:style>
    <style:style style:name="T170" style:family="text">
      <style:text-properties style:use-window-font-color="true" loext:opacity="0%" style:font-name="Awami Nastaliq OT" officeooo:rsid="0044ae51"/>
    </style:style>
    <style:style style:name="T171" style:family="text">
      <style:text-properties style:font-name="Awami Nastaliq OT" officeooo:rsid="0044ae51"/>
    </style:style>
    <style:style style:name="T172" style:family="text">
      <style:text-properties fo:color="#158466" loext:opacity="100%" style:font-name="Awami Nastaliq OT" officeooo:rsid="004a6e1f"/>
    </style:style>
    <style:style style:name="T173" style:family="text">
      <style:text-properties fo:color="#158466" loext:opacity="100%" officeooo:rsid="00432013"/>
    </style:style>
    <style:style style:name="T174" style:family="text">
      <style:text-properties fo:color="#158466" loext:opacity="100%" officeooo:rsid="004a72bd"/>
    </style:style>
    <style:style style:name="T175" style:family="text">
      <style:text-properties fo:color="#158466" loext:opacity="100%" officeooo:rsid="004a6e1f"/>
    </style:style>
    <style:style style:name="T176" style:family="text">
      <style:text-properties fo:color="#158466" loext:opacity="100%" style:font-name="Arial" officeooo:rsid="004d20bd" style:font-name-asian="Scheherazade" style:language-complex="ur" style:country-complex="PK"/>
    </style:style>
    <style:style style:name="T177" style:family="text">
      <style:text-properties style:font-name="Arial" officeooo:rsid="006933a9" style:font-name-asian="Scheherazade" style:language-complex="ur" style:country-complex="PK"/>
    </style:style>
    <style:style style:name="T178" style:family="text">
      <style:text-properties fo:color="#158466" loext:opacity="100%" style:font-name="Arial" officeooo:rsid="006933a9" style:font-name-asian="Scheherazade" style:language-complex="ur" style:country-complex="PK"/>
    </style:style>
    <style:style style:name="T179" style:family="text">
      <style:text-properties style:font-name-asian="Scheherazade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ck: <text:span text:style-name="T1">no fix needed</text:span><text:line-break/>Green: fixed<text:line-break/>Purple: not ideal but tolerable<text:line-break/>Orange: broken but low priority <text:span text:style-name="T2">(maybe not a real word)</text:span><text:line-break/>Red: needs to be fixed</text:p>
      <text:p text:style-name="P2"><text:span text:style-name="T3">TODO: <text:s text:c="2"/></text:span><text:span text:style-name="T4"><text:s text:c="3"/></text:span></text:p>
      <text:p text:style-name="P3"><text:span text:style-name="T5">مستحق <text:s/></text:span><text:span text:style-name="T6"><text:s text:c="8"/></text:span><text:span text:style-name="T5">منتخب</text:span><text:span text:style-name="T6"> <text:s text:c="3"/></text:span><text:span text:style-name="T7">مختلف</text:span><text:span text:style-name="T6"> <text:s text:c="2"/>آیٔ</text:span><text:span text:style-name="T8">یں</text:span><text:span text:style-name="T6"> <text:s text:c="3"/></text:span><text:span text:style-name="T9">نت</text:span><text:span text:style-name="T10">خا</text:span><text:span text:style-name="T11"> <text:s/></text:span><text:span text:style-name="T7"><text:s/></text:span><text:span text:style-name="T12">مڅا</text:span><text:span text:style-name="T7"> <text:s text:c="2"/></text:span><text:span text:style-name="T13">لمخل <text:s text:c="2"/>مَخلو <text:s text:c="2"/>بَخشیا <text:s text:c="3"/>چِیزاں <text:s text:c="4"/>فَتح <text:s text:c="3"/>ہِکی <text:s text:c="3"/>اِشتر <text:s text:c="2"/></text:span><text:span text:style-name="T14"><text:s/></text:span><text:span text:style-name="T15">تتھیں</text:span><text:span text:style-name="T16"> <text:s text:c="2"/></text:span><text:span text:style-name="T13">اِہجی <text:s text:c="3"/></text:span><text:span text:style-name="T7">فِکر <text:s text:c="2"/>مُفتّاں <text:s text:c="2"/></text:span><text:span text:style-name="T13">کِہنڑیںبِچ </text:span><text:span text:style-name="T17"><text:s text:c="4"/></text:span><text:span text:style-name="T18">جلت کسکو <text:s text:c="3"/>جلت ک</text:span><text:span text:style-name="T19">ھ</text:span><text:span text:style-name="T18">سکو <text:s text:c="3"/>جلت ک</text:span><text:span text:style-name="T20">ھ</text:span></text:p>
      <text:p text:style-name="P4">Diacritics - <text:s text:c="2"/><text:span text:style-name="T21">بِچ <text:s text:c="2"/>کِیتا <text:s text:c="2"/>وَسیع <text:s/>کِیتا <text:s text:c="2"/>کِیتی <text:s text:c="2"/>لِحاط <text:s text:c="2"/>فِیصد <text:s/>دُنیا <text:s text:c="2"/>قِیمتی <text:s text:c="3"/>حُکم <text:s text:c="3"/>اَقو <text:s text:c="5"/>بھی قِسم <text:s text:c="4"/>ںحَا <text:s text:c="3"/>مُمکن <text:s text:c="3"/><text:line-break/>کِس قِسم <text:s text:c="3"/></text:span><text:span text:style-name="T22">اوطِن <text:s text:c="4"/>لاٞماٞگ <text:s text:c="4"/>جاٞنگ</text:span></text:p>
      <text:p text:style-name="P5">UPPER</text:p>
      <text:p text:style-name="P6"><text:span text:style-name="T23">beh+beh </text:span><text:span text:style-name="T24">–</text:span><text:span text:style-name="T23"> </text:span><text:span text:style-name="T25">تنگما <text:s/></text:span><text:span text:style-name="T26"><text:s text:c="2"/></text:span><text:span text:style-name="T27">تن</text:span><text:span text:style-name="T28">ِ</text:span><text:span text:style-name="T29">ل</text:span><text:span text:style-name="T27">ما <text:s text:c="2"/></text:span><text:span text:style-name="T30">تنین <text:s text:c="2"/></text:span><text:span text:style-name="T31">دنئاتئ</text:span><text:span text:style-name="T30"> <text:s text:c="2"/></text:span><text:span text:style-name="T32">نتل</text:span><text:span text:style-name="T30"> <text:s/></text:span><text:span text:style-name="T33"><text:s text:c="2"/></text:span><text:span text:style-name="T34">تن٘ین <text:s text:c="3"/></text:span><text:span text:style-name="T35"><text:s text:c="2"/></text:span><text:span text:style-name="T36">نت</text:span><text:span text:style-name="T37">خا <text:s/></text:span><text:span text:style-name="T36"><text:s/>انتقال <text:s text:c="2"/></text:span></text:p>
      <text:p text:style-name="P7"><text:span text:style-name="T38">ا</text:span><text:span text:style-name="T39">ت</text:span><text:span text:style-name="T38">بر <text:s/></text:span><text:span text:style-name="T40"><text:s text:c="2"/></text:span><text:span text:style-name="T41">ان</text:span><text:span text:style-name="T42">ی</text:span><text:span text:style-name="T43">گ</text:span><text:span text:style-name="T40">ج </text:span></text:p>
      <text:p text:style-name="P8"><text:span text:style-name="T44">beh+ka</text:span><text:span text:style-name="T45">f - S+K</text:span><text:span text:style-name="T46"> </text:span><text:span text:style-name="T47">–</text:span><text:span text:style-name="T48"> <text:s/>تکمیل <text:s text:c="5"/></text:span><text:span text:style-name="T49">ث</text:span><text:span text:style-name="T48">کمیل <text:s text:c="5"/></text:span></text:p>
      <text:p text:style-name="P9"><text:soft-page-break/><text:span text:style-name="T50">beh+alt-ka</text:span><text:span text:style-name="T51">f - S+K</text:span> <text:span text:style-name="T52">–</text:span> <text:span text:style-name="T53">ا</text:span><text:span text:style-name="T54">ث</text:span><text:span text:style-name="T55">کا</text:span><text:span text:style-name="T56"> <text:s/></text:span><text:span text:style-name="T57">ا</text:span><text:span text:style-name="T58">ن</text:span><text:span text:style-name="T56">کا</text:span></text:p>
      <text:p text:style-name="P10"><text:span text:style-name="T50">beh+beh+kaf </text:span><text:span text:style-name="T52">–</text:span> <text:s/><text:span text:style-name="T59">قتیکہ</text:span></text:p>
      <text:p text:style-name="P11">beh+lam - <text:span text:style-name="T60"><text:s/></text:span><text:span text:style-name="T61">عقل</text:span></text:p>
      <text:p text:style-name="P12">jeem + qaf - <text:span text:style-name="T62"><text:s/></text:span><text:span text:style-name="T63">جق</text:span><text:span text:style-name="T62"> <text:s text:c="2"/></text:span></text:p>
      <text:p text:style-name="P13">jeem + beh - <text:s/><text:span text:style-name="T64">جنرل <text:s text:c="2"/>ختم <text:s text:c="2"/>بچئو</text:span><text:span text:style-name="T65"> <text:s/></text:span><text:span text:style-name="T64"><text:s/>بچ</text:span><text:span text:style-name="T65">ث</text:span><text:span text:style-name="T66">ض <text:s text:c="2"/></text:span><text:span text:style-name="T67">س</text:span><text:span text:style-name="T64">جن</text:span><text:span text:style-name="T67">ر <text:s text:c="3"/></text:span><text:span text:style-name="T68">حتر <text:s text:c="3"/>مختا <text:s/></text:span><text:span text:style-name="T69">ث</text:span><text:span text:style-name="T70">ختا</text:span><text:span text:style-name="T68"> <text:s text:c="3"/></text:span><text:span text:style-name="T71">ختییا</text:span></text:p>
      <text:p text:style-name="P14">feh – <text:s/><text:span text:style-name="T63">فنفی <text:s/>ف</text:span><text:span text:style-name="T72">ث</text:span><text:span text:style-name="T63">فی <text:s/></text:span><text:span text:style-name="T73"><text:s/>فتا <text:s text:c="2"/></text:span><text:span text:style-name="T74">قکھو</text:span><text:span text:style-name="T75"> <text:s/></text:span><text:span text:style-name="T76">قک</text:span><text:span text:style-name="T77"> <text:s text:c="2"/></text:span><text:span text:style-name="T68">قتی</text:span></text:p>
      <text:p text:style-name="P15"><text:span text:style-name="T78">seen</text:span> <text:span text:style-name="T79"><text:s/>– </text:span><text:s/><text:span text:style-name="T80">اݜٹا <text:s text:c="2"/></text:span><text:span text:style-name="T81">مݜئجی</text:span></text:p>
      <text:p text:style-name="P16"><text:span text:style-name="T82">tah</text:span> – <text:s/><text:span text:style-name="T83">انتظا <text:s text:c="4"/></text:span><text:span text:style-name="T84">تنظیمی <text:s text:c="5"/>تنظیمو <text:s text:c="2"/></text:span><text:span text:style-name="T85">انتظ</text:span></text:p>
      <text:p text:style-name="P17">LOWER</text:p>
      <text:p text:style-name="P18"><text:span text:style-name="T86">beh+beh</text:span><text:span text:style-name="T87"> </text:span><text:span text:style-name="T88">–</text:span><text:span text:style-name="T89"> <text:s/></text:span><text:span text:style-name="T90">پپب</text:span><text:span text:style-name="T91"> <text:s text:c="2"/></text:span><text:span text:style-name="T90">ییب</text:span><text:span text:style-name="T91"> <text:s/>ببب <text:s/></text:span><text:span text:style-name="T92">ث</text:span><text:span text:style-name="T91">یب</text:span><text:span text:style-name="T93"><text:line-break/></text:span><text:span text:style-name="T26">رزِیپا <text:s/></text:span><text:span text:style-name="T94">پیکھہ </text:span><text:span text:style-name="T95">بی</text:span><text:span text:style-name="T94">کھہ</text:span><text:span text:style-name="T96"> <text:s/></text:span><text:span text:style-name="T26">بین <text:s text:c="2"/></text:span><text:span text:style-name="T83">یٔیں</text:span><text:span text:style-name="T93"> <text:s text:c="2"/></text:span><text:span text:style-name="T26">ب</text:span><text:span text:style-name="T97">ب</text:span><text:span text:style-name="T26">ن</text:span><text:span text:style-name="T93"> <text:s text:c="2"/></text:span><text:span text:style-name="T27">بیُو</text:span><text:span text:style-name="T98"> </text:span><text:span text:style-name="T99">پی</text:span><text:span text:style-name="T27">گما</text:span><text:span text:style-name="T98"> </text:span><text:span text:style-name="T26">خپیر</text:span><text:span text:style-name="T93"> <text:s text:c="3"/></text:span><text:span text:style-name="T100">ر</text:span><text:span text:style-name="T99">پی</text:span><text:span text:style-name="T27">گم</text:span><text:span text:style-name="T98"> <text:s text:c="4"/></text:span><text:span text:style-name="T26">اپیُو <text:s/></text:span><text:span text:style-name="T101">پینجی </text:span><text:span text:style-name="T102"><text:s text:c="2"/></text:span><text:span text:style-name="T103">ایبر</text:span><text:span text:style-name="T89"> <text:s text:c="2"/></text:span><text:span text:style-name="T103">اپبر</text:span><text:span text:style-name="T89"> <text:s/></text:span><text:span text:style-name="T103">وپبر</text:span><text:span text:style-name="T89"> <text:s/></text:span><text:span text:style-name="T104">اپیز</text:span><text:span text:style-name="T105"> <text:s/></text:span><text:span text:style-name="T104"><text:s text:c="2"/></text:span><text:span text:style-name="T106">بینن</text:span></text:p>
      <text:p text:style-name="P19"><text:span text:style-name="T107">S+K – </text:span><text:span text:style-name="T108">ا</text:span><text:span text:style-name="T109">بین</text:span><text:span text:style-name="T110"> <text:s text:c="2"/></text:span><text:span text:style-name="T111">ا</text:span><text:span text:style-name="T112">پی</text:span><text:span text:style-name="T113">گ</text:span><text:span text:style-name="T114">ج</text:span><text:span text:style-name="T115"> <text:s/></text:span><text:span text:style-name="T116">ا</text:span><text:span text:style-name="T117">ی</text:span><text:span text:style-name="T118">پتسمہ</text:span><text:span text:style-name="T119"> <text:s/></text:span><text:span text:style-name="T120"><text:s/></text:span><text:span text:style-name="T121">ا</text:span><text:span text:style-name="T122">ب</text:span><text:span text:style-name="T118">پتسمہ</text:span><text:span text:style-name="T119"> <text:s/></text:span><text:span text:style-name="T123">ا</text:span><text:span text:style-name="T124">پبش</text:span><text:span text:style-name="T125"> <text:s text:c="2"/></text:span><text:span text:style-name="T126">بِپہُو</text:span><text:span text:style-name="T125"> </text:span><text:span text:style-name="T127">اَ</text:span><text:span text:style-name="T128">پپ</text:span><text:span text:style-name="T127">ہُو</text:span><text:span text:style-name="T118"> <text:s/></text:span><text:span text:style-name="T129">بیما <text:s/></text:span><text:span text:style-name="T130"><text:s/>ایٔیو <text:s text:c="2"/></text:span><text:span text:style-name="T131"><text:s text:c="3"/>ڇھپین <text:s text:c="2"/>څھپین </text:span></text:p>
      <text:p text:style-name="P20"><text:soft-page-break/>beh <text:span text:style-name="T132">+beh</text:span>+ jeem - <text:span text:style-name="T133"><text:s/></text:span><text:span text:style-name="T25">بپج ییج </text:span><text:span text:style-name="T134"><text:s/>بیڄ</text:span><text:span text:style-name="T25"> <text:s/></text:span><text:span text:style-name="T135">پی</text:span><text:span text:style-name="T134">ڇ <text:s/></text:span><text:span text:style-name="T135">یپ</text:span><text:span text:style-name="T134">چ</text:span> <text:s/><text:span text:style-name="T136">پپ</text:span><text:span text:style-name="T137">ݮ</text:span> <text:s text:c="6"/><text:span text:style-name="T132">ج ڃ</text:span> <text:span text:style-name="T132">ڄ</text:span> <text:span text:style-name="T132">چ ڇ </text:span><text:span text:style-name="T138">ݮ</text:span></text:p>
      <text:p text:style-name="P21">S+K - <text:span text:style-name="T139">ابپج <text:s text:c="2"/></text:span><text:span text:style-name="T140">ا</text:span><text:span text:style-name="T139">ییج </text:span></text:p>
      <text:p text:style-name="P22">beh +feh + jeem – <text:span text:style-name="T141">پ</text:span><text:span text:style-name="T142">ڥ</text:span><text:span text:style-name="T143">ج </text:span><text:span text:style-name="T144">(low priority)</text:span></text:p>
      <text:p text:style-name="P23">beh+jeem+jeem – <text:span text:style-name="T145">ا</text:span><text:span text:style-name="T146">یڇج</text:span> <text:s text:c="4"/><text:span text:style-name="T147">ا</text:span><text:span text:style-name="T25">یڃج</text:span> <text:s text:c="3"/><text:span text:style-name="T147">ا</text:span><text:span text:style-name="T148">م</text:span><text:span text:style-name="T25">جڇ</text:span> <text:s text:c="3"/><text:span text:style-name="T147">ا</text:span><text:span text:style-name="T148">پ</text:span><text:span text:style-name="T25">چڇ</text:span> </text:p>
      <text:p text:style-name="P24">beh+<text:span text:style-name="T149">kaf</text:span>+<text:span text:style-name="T149">heh-do</text:span> – <text:s text:c="2"/><text:span text:style-name="T150">دیکھہ</text:span><text:span text:style-name="T151"> <text:s text:c="2"/></text:span><text:span text:style-name="T150">دی</text:span><text:span text:style-name="T152">ل</text:span><text:span text:style-name="T150">ھہ</text:span></text:p>
      <text:p text:style-name="P25">beh+lam - <text:s/><text:span text:style-name="T153">ایل</text:span><text:span text:style-name="T154"> <text:s text:c="2"/></text:span><text:span text:style-name="T60">ا</text:span><text:span text:style-name="T155">م</text:span><text:span text:style-name="T60">یل </text:span></text:p>
      <text:p text:style-name="P26">beh + heh-goal – <text:span text:style-name="T156">ا</text:span><text:span text:style-name="T25">یہ</text:span><text:span text:style-name="T157">ل <text:s/></text:span><text:span text:style-name="T158">ابہی</text:span><text:span text:style-name="T157">ل</text:span></text:p>
      <text:p text:style-name="P27">jeem + beh <text:span text:style-name="T159">–</text:span> <text:s/><text:span text:style-name="T64">جنرل <text:s text:c="3"/>بچئو</text:span><text:span text:style-name="T65"> <text:s/></text:span><text:span text:style-name="T64"><text:s/>بچ</text:span><text:span text:style-name="T65">ث</text:span><text:span text:style-name="T66">ض <text:s/></text:span><text:span text:style-name="T160">جیں</text:span></text:p>
      <text:p text:style-name="P28"><text:span text:style-name="T161">f</text:span><text:span text:style-name="T162">eh </text:span><text:span text:style-name="T163">– </text:span><text:span text:style-name="T164">ا</text:span><text:span text:style-name="T165">ڥھ</text:span><text:span text:style-name="T166"> <text:s/></text:span><text:span text:style-name="T164">ا</text:span><text:span text:style-name="T165">ڥھم</text:span><text:span text:style-name="T167"> </text:span><text:span text:style-name="T168"><text:s text:c="3"/></text:span><text:span text:style-name="T164">اڥ</text:span><text:span text:style-name="T169">حل</text:span><text:span text:style-name="T170"> </text:span><text:span text:style-name="T171"><text:line-break/></text:span><text:span text:style-name="T170"> </text:span><text:span text:style-name="T164">ا</text:span><text:span text:style-name="T165">ڥہ</text:span><text:span text:style-name="T172">ل</text:span><text:span text:style-name="T168"> </text:span><text:span text:style-name="T171"><text:s/></text:span><text:span text:style-name="T164">اڥبتث</text:span></text:p>
      <text:p text:style-name="P29">S+K - <text:s/><text:span text:style-name="T173">ا</text:span><text:span text:style-name="T174">ڥھم <text:s/></text:span><text:span text:style-name="T173">ا</text:span><text:span text:style-name="T174">ڥہ</text:span><text:span text:style-name="T175">ل</text:span></text:p>
      <text:p text:style-name="P30">heh-goal - <text:s/><text:span text:style-name="T176">ہَلی <text:s text:c="3"/></text:span><text:span text:style-name="T177">سہلی</text:span><text:span text:style-name="T178"> <text:s text:c="3"/></text:span><text:span text:style-name="T68">ہیں</text:span></text:p>
      <text:p text:style-name="P29"><text:soft-page-break/></text:p>
      <text:p text:style-name="P31"><text:span text:style-name="T17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11-11T16:49:39.211770400</dc:date>
    <meta:editing-duration>P3DT4H37M58S</meta:editing-duration>
    <meta:editing-cycles>153</meta:editing-cycles>
    <meta:generator>LibreOffice/25.2.6.2$Windows_X86_64 LibreOffice_project/729c5bfe710f5eb71ed3bbde9e06a6065e9c6c5d</meta:generator>
    <meta:document-statistic meta:table-count="0" meta:image-count="0" meta:object-count="0" meta:page-count="4" meta:paragraph-count="30" meta:word-count="234" meta:character-count="1488" meta:non-whitespace-character-count="959"/>
  </office:meta>
</office:document-meta>
</file>